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MvcStompEndpointRegistryTests.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MvcStompEndpointRegist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StompEndpointRegistryTests.stomp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MvcStompEndpointRegistryTests.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